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 style:list-style-name="L3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>
      <style:paragraph-properties fo:margin-left="0.9846in" fo:margin-right="0in" fo:text-indent="-0.25in" style:auto-text-indent="false"/>
    </style:style>
    <style:style style:name="P8" style:family="paragraph" style:parent-style-name="Standard" style:list-style-name="L1">
      <style:paragraph-properties fo:margin-left="0.4925in" fo:margin-right="0in" fo:text-indent="-0.25in" style:auto-text-indent="false"/>
    </style:style>
    <style:style style:name="P9" style:family="paragraph" style:parent-style-name="Standard" style:list-style-name="L1">
      <style:paragraph-properties fo:margin-left="0.4925in" fo:margin-right="0in" fo:text-indent="-0.25in" style:auto-text-indent="false"/>
      <style:text-properties fo:font-style="italic" style:font-style-asian="italic" style:font-style-complex="italic"/>
    </style:style>
    <style:style style:name="P10" style:family="paragraph" style:parent-style-name="Standard" style:list-style-name="L4">
      <style:paragraph-properties fo:margin-left="0.4925in" fo:margin-right="0in" fo:text-indent="-0.25in" style:auto-text-indent="false"/>
    </style:style>
    <style:style style:name="P11" style:family="paragraph" style:parent-style-name="Standard" style:list-style-name="L1">
      <style:paragraph-properties fo:margin-left="0.2425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 style:list-style-name="L4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zione 1 </text:p>
      <text:p text:style-name="Standard"/>
      <text:h text:style-name="Heading_20_1" text:outline-level="1">Quando usare la forma in -ing <text:s/>e quando usare l'infinito</text:h>
      <text:p text:style-name="Standard"/>
      <text:h text:style-name="Heading_20_2" text:outline-level="2">Quando usare l'infinito</text:h>
      <text:p text:style-name="Standard"/>
      <text:list xml:id="list170961149" text:style-name="L1">
        <text:list-item>
          <text:p text:style-name="P3">The infinitive is used after <text:span text:style-name="T1">certain verbs</text:span>:</text:p>
        </text:list-item>
      </text:list>
      <text:list xml:id="list484787379" text:style-name="L2">
        <text:list-item>
          <text:p text:style-name="P2">forget, help learn, teach, train</text:p>
        </text:list-item>
        <text:list-item>
          <text:p text:style-name="P2">choose, expect, hope, need, offer, want, would like</text:p>
        </text:list-item>
        <text:list-item>
          <text:p text:style-name="P2">agree, encourage, pretend, promise</text:p>
        </text:list-item>
        <text:list-item>
          <text:p text:style-name="P2">allow, can/can't afford, decide, manage, mean, refuse</text:p>
        </text:list-item>
      </text:list>
      <text:p text:style-name="Standard"><text:tab/>I <text:span text:style-name="T1">forgot</text:span> to close the window.</text:p>
      <text:p text:style-name="Standard"><text:tab/>Mary <text:span text:style-name="T1">needs</text:span> to leave early.</text:p>
      <text:p text:style-name="Standard"><text:tab/>Why are they <text:span text:style-name="T1">encouraged</text:span> to learn English?</text:p>
      <text:p text:style-name="Standard"><text:tab/>We <text:span text:style-name="T1">can't afford</text:span> to take a long holiday.</text:p>
      <text:p text:style-name="P12"/>
      <text:list xml:id="list644304432" text:continue-list="list170961149" text:style-name="L1">
        <text:list-item>
          <text:p text:style-name="P3">The infinitive form is always used after <text:span text:style-name="T1">adjectives:</text:span></text:p>
          <text:p text:style-name="P8">I was <text:span text:style-name="T1">happy</text:span> <text:span text:style-name="T2">to help</text:span> them.</text:p>
          <text:p text:style-name="P8">She will be <text:span text:style-name="T1">delighted</text:span> <text:span text:style-name="T2">to see</text:span> you.</text:p>
          <text:p text:style-name="P8">The water was too <text:span text:style-name="T1">cold</text:span> <text:span text:style-name="T2">to swim</text:span> in.</text:p>
          <text:p text:style-name="P8">Is your coffee too <text:span text:style-name="T1">hot</text:span> <text:span text:style-name="T2">to drink</text:span>?</text:p>
          <text:p text:style-name="P11"/>
        </text:list-item>
        <text:list-item>
          <text:p text:style-name="P9">The infinitive form is used after <text:span text:style-name="T1">adjective + enough</text:span>:</text:p>
          <text:p text:style-name="P8">He was <text:span text:style-name="T1">strong</text:span> <text:span text:style-name="T1">enough</text:span> <text:span text:style-name="T2">to lift</text:span> it.</text:p>
          <text:p text:style-name="P1">She is <text:span text:style-name="T1">rich enough</text:span> <text:span text:style-name="T2">to buy</text:span> two.</text:p>
        </text:list-item>
      </text:list>
      <text:p text:style-name="Standard"/>
      <text:h text:style-name="Heading_20_2" text:outline-level="2">Quando usare la forma in -ing</text:h>
      <text:list xml:id="list2011063254" text:style-name="L3">
        <text:list-item>
          <text:p text:style-name="P4">The -ing form is used after certain verbs:</text:p>
        </text:list-item>
      </text:list>
      <text:list xml:id="list817957017" text:style-name="L7">
        <text:list-item>
          <text:p text:style-name="P7">avoid, dislike, enjoy, finish, give up, mind/not mind, practicse</text:p>
        </text:list-item>
      </text:list>
      <text:list xml:id="list971480922" text:style-name="L4">
        <text:list-header>
          <text:p text:style-name="P10">I dislike getting up early.</text:p>
        </text:list-header>
      </text:list>
      <text:list xml:id="list1012803528" text:style-name="L6">
        <text:list-header>
          <text:p text:style-name="P6">Would you mind opening the window?</text:p>
        </text:list-header>
        <text:list-item>
          <text:p text:style-name="P6"/>
        </text:list-item>
      </text:list>
      <text:list xml:id="list1411963087" text:style-name="L5">
        <text:list-header>
          <text:p text:style-name="P5"/>
        </text:list-header>
      </text:list>
      <text:list xml:id="list662064273" text:continue-list="list971480922" text:style-name="L4">
        <text:list-item>
          <text:list>
            <text:list-item>
              <text:list>
                <text:list-item>
                  <text:list>
                    <text:list-header>
                      <text:p text:style-name="P13"/>
                    </text:list-header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4-10-01T00:36:38</meta:creation-date>
    <dc:date>2014-10-01T00:54:23</dc:date>
    <dc:creator>giuseppe </dc:creator>
    <meta:editing-duration>PT5M22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5" meta:word-count="175" meta:character-count="945" meta:non-whitespace-character-count="799"/>
  </office:meta>
</office:document-meta>
</file>